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Nr</text:p>
          </table:table-cell>
          <table:table-cell table:style-name="ce1" office:value-type="string" calcext:value-type="string">
            <text:p>Betrag</text:p>
          </table:table-cell>
          <table:table-cell table:style-name="ce1" office:value-type="string" calcext:value-type="string">
            <text:p>Zinsen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351293" calcext:value-type="float">
            <text:p>35129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848" calcext:value-type="float">
            <text:p>2848</text:p>
          </table:table-cell>
          <table:table-cell office:value-type="float" office:value="275286" calcext:value-type="float">
            <text:p>27528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951" calcext:value-type="float">
            <text:p>2951</text:p>
          </table:table-cell>
          <table:table-cell office:value-type="float" office:value="426286" calcext:value-type="float">
            <text:p>42628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222" calcext:value-type="float">
            <text:p>2222</text:p>
          </table:table-cell>
          <table:table-cell office:value-type="float" office:value="17544" calcext:value-type="float">
            <text:p>1754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float" office:value="413257" calcext:value-type="float">
            <text:p>41325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909" calcext:value-type="float">
            <text:p>2909</text:p>
          </table:table-cell>
          <table:table-cell office:value-type="float" office:value="824910" calcext:value-type="float">
            <text:p>82491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552" calcext:value-type="float">
            <text:p>2552</text:p>
          </table:table-cell>
          <table:table-cell office:value-type="float" office:value="364233" calcext:value-type="float">
            <text:p>36423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713" calcext:value-type="float">
            <text:p>2713</text:p>
          </table:table-cell>
          <table:table-cell office:value-type="float" office:value="854083" calcext:value-type="float">
            <text:p>854083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536928" calcext:value-type="float">
            <text:p>53692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284" calcext:value-type="float">
            <text:p>2284</text:p>
          </table:table-cell>
          <table:table-cell office:value-type="float" office:value="105057" calcext:value-type="float">
            <text:p>10505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873" calcext:value-type="float">
            <text:p>2873</text:p>
          </table:table-cell>
          <table:table-cell office:value-type="float" office:value="971539" calcext:value-type="float">
            <text:p>97153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float" office:value="815809" calcext:value-type="float">
            <text:p>81580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442" calcext:value-type="float">
            <text:p>2442</text:p>
          </table:table-cell>
          <table:table-cell office:value-type="float" office:value="517925" calcext:value-type="float">
            <text:p>51792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098" calcext:value-type="float">
            <text:p>2098</text:p>
          </table:table-cell>
          <table:table-cell office:value-type="float" office:value="800023" calcext:value-type="float">
            <text:p>800023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285" calcext:value-type="float">
            <text:p>2285</text:p>
          </table:table-cell>
          <table:table-cell office:value-type="float" office:value="616337" calcext:value-type="float">
            <text:p>61633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955" calcext:value-type="float">
            <text:p>2955</text:p>
          </table:table-cell>
          <table:table-cell office:value-type="float" office:value="124439" calcext:value-type="float">
            <text:p>12443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843" calcext:value-type="float">
            <text:p>2843</text:p>
          </table:table-cell>
          <table:table-cell office:value-type="float" office:value="508530" calcext:value-type="float">
            <text:p>50853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float" office:value="778952" calcext:value-type="float">
            <text:p>77895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078" calcext:value-type="float">
            <text:p>2078</text:p>
          </table:table-cell>
          <table:table-cell office:value-type="float" office:value="194009" calcext:value-type="float">
            <text:p>194009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706" calcext:value-type="float">
            <text:p>2706</text:p>
          </table:table-cell>
          <table:table-cell office:value-type="float" office:value="741707" calcext:value-type="float">
            <text:p>74170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782" calcext:value-type="float">
            <text:p>2782</text:p>
          </table:table-cell>
          <table:table-cell office:value-type="float" office:value="421324" calcext:value-type="float">
            <text:p>42132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923" calcext:value-type="float">
            <text:p>2923</text:p>
          </table:table-cell>
          <table:table-cell office:value-type="float" office:value="658992" calcext:value-type="float">
            <text:p>65899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403" calcext:value-type="float">
            <text:p>2403</text:p>
          </table:table-cell>
          <table:table-cell office:value-type="float" office:value="702217" calcext:value-type="float">
            <text:p>70221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716" calcext:value-type="float">
            <text:p>2716</text:p>
          </table:table-cell>
          <table:table-cell office:value-type="float" office:value="977834" calcext:value-type="float">
            <text:p>97783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666" calcext:value-type="float">
            <text:p>2666</text:p>
          </table:table-cell>
          <table:table-cell office:value-type="float" office:value="868633" calcext:value-type="float">
            <text:p>86863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float" office:value="941337" calcext:value-type="float">
            <text:p>941337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583332" calcext:value-type="float">
            <text:p>58333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float" office:value="244877" calcext:value-type="float">
            <text:p>24487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759" calcext:value-type="float">
            <text:p>2759</text:p>
          </table:table-cell>
          <table:table-cell office:value-type="float" office:value="812609" calcext:value-type="float">
            <text:p>81260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785737" calcext:value-type="float">
            <text:p>785737</text:p>
          </table:table-cell>
          <table:table-cell office:value-type="float" office:value="300" calcext:value-type="float">
            <text:p>3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2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2T12:08:05.969863511</meta:creation-date>
    <dc:date>2017-07-12T12:21:53.252672972</dc:date>
    <meta:editing-duration>PT13M47S</meta:editing-duration>
    <meta:editing-cycles>3</meta:editing-cycles>
    <meta:generator>LibreOffice/5.1.6.2$Linux_X86_64 LibreOffice_project/10m0$Build-2</meta:generator>
    <meta:document-statistic meta:table-count="1" meta:cell-count="93" meta:object-count="0"/>
  </office:meta>
</office:document-meta>
</file>